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c925" officeooo:paragraph-rsid="0007c925"/>
    </style:style>
    <style:style style:name="P2" style:family="paragraph" style:parent-style-name="Standard" style:list-style-name="L3">
      <style:text-properties officeooo:rsid="0007c925" officeooo:paragraph-rsid="0007c925"/>
    </style:style>
    <style:style style:name="P3" style:family="paragraph" style:parent-style-name="Standard" style:list-style-name="L4">
      <style:text-properties officeooo:rsid="0007c925" officeooo:paragraph-rsid="0007c925"/>
    </style:style>
    <style:style style:name="P4" style:family="paragraph" style:parent-style-name="Standard" style:list-style-name="L7">
      <style:text-properties officeooo:rsid="0007c925" officeooo:paragraph-rsid="0007c925"/>
    </style:style>
    <style:style style:name="P5" style:family="paragraph" style:parent-style-name="Standard" style:list-style-name="L8">
      <style:text-properties officeooo:rsid="0007c925" officeooo:paragraph-rsid="0007c925"/>
    </style:style>
    <style:style style:name="P6" style:family="paragraph" style:parent-style-name="Standard">
      <style:text-properties officeooo:paragraph-rsid="0007c925"/>
    </style:style>
    <style:style style:name="P7" style:family="paragraph" style:parent-style-name="Standard" style:list-style-name="L3">
      <style:text-properties officeooo:paragraph-rsid="0007c925"/>
    </style:style>
    <style:style style:name="P8" style:family="paragraph" style:parent-style-name="Standard">
      <style:paragraph-properties fo:text-align="center" style:justify-single-word="false"/>
      <style:text-properties fo:font-size="18pt" officeooo:rsid="0007c925" officeooo:paragraph-rsid="0007c925" style:font-size-asian="18pt" style:font-size-complex="18pt"/>
    </style:style>
    <style:style style:name="P9" style:family="paragraph" style:parent-style-name="Standard" style:list-style-name="L9">
      <style:text-properties officeooo:paragraph-rsid="0007c925"/>
    </style:style>
    <style:style style:name="P10" style:family="paragraph" style:parent-style-name="Standard">
      <style:text-properties fo:font-size="14pt" officeooo:rsid="0007c925" officeooo:paragraph-rsid="0007c925" style:font-size-asian="14pt" style:font-size-complex="14pt"/>
    </style:style>
    <style:style style:name="T1" style:family="text">
      <style:text-properties officeooo:rsid="0007c9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RAIN STORMING – POS CAFÉ</text:p>
      <text:p text:style-name="P1"/>
      <text:p text:style-name="P1"/>
      <text:p text:style-name="P10">POS CAFE I</text:p>
      <text:p text:style-name="P6"/>
      <text:p text:style-name="P6"><text:span text:style-name="T1">1 How to create an united bank of script</text:span></text:p>
      <text:p text:style-name="P6"/>
      <text:list xml:id="list224452467798186917" text:style-name="L9">
        <text:list-item>
          <text:p text:style-name="P9"><text:span text:style-name="T1">Sugested to use the platform github and the software git</text:span></text:p>
        </text:list-item>
      </text:list>
      <text:list xml:id="list4855385124174511536" text:style-name="L3">
        <text:list-item>
          <text:list>
            <text:list-item>
              <text:p text:style-name="P7"><text:span text:style-name="T1">Need to learn about this tool → Pos Café II presentation</text:span></text:p>
            </text:list-item>
          </text:list>
        </text:list-item>
        <text:list-item>
          <text:p text:style-name="P2">Avoid student to always make the same basic scipt</text:p>
        </text:list-item>
        <text:list-item>
          <text:p text:style-name="P2">The problem of the POS's student is the method</text:p>
        </text:list-item>
        <text:list-item>
          <text:p text:style-name="P2">Need to have a convention to post the srcipt on Github</text:p>
        </text:list-item>
        <text:list-item>
          <text:p text:style-name="P2"/>
          <text:list>
            <text:list-header>
              <text:p text:style-name="P2"/>
            </text:list-header>
          </text:list>
        </text:list-item>
      </text:list>
      <text:p text:style-name="P1">2 Space for the Pos Café organization</text:p>
      <text:list xml:id="list8909057352918664368" text:style-name="L4">
        <text:list-item>
          <text:p text:style-name="P3">Sala 303</text:p>
          <text:list>
            <text:list-item>
              <text:p text:style-name="P3">Still need to wait few weeks as a student is still using it.</text:p>
            </text:list-item>
          </text:list>
        </text:list-item>
      </text:list>
      <text:p text:style-name="P1"/>
      <text:p text:style-name="P1"/>
      <text:p text:style-name="P1">3 Pos Café contribution</text:p>
      <text:list xml:id="list2648297879849425391" text:style-name="L7">
        <text:list-item>
          <text:p text:style-name="P4">A room with a coffee machine to discuss</text:p>
        </text:list-item>
        <text:list-item>
          <text:p text:style-name="P4">Organize short seminar and courses</text:p>
        </text:list-item>
        <text:list-item>
          <text:p text:style-name="P4">Help to organize Summer school</text:p>
        </text:list-item>
      </text:list>
      <text:p text:style-name="P1"/>
      <text:p text:style-name="P1">4 Summer school</text:p>
      <text:list xml:id="list4179851258817405405" text:style-name="L8">
        <text:list-item>
          <text:p text:style-name="P5">1 Topic: Inform student about the job of meteorologist and its opportunities</text:p>
        </text:list-item>
        <text:list-item>
          <text:p text:style-name="P5">2 Data Analysis</text:p>
        </text:list-item>
        <text:list-item>
          <text:p text:style-name="P5">3 Projects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2:23:54.155500178</meta:creation-date>
    <dc:date>2015-11-12T12:39:21.865823227</dc:date>
    <meta:editing-duration>PT15M28S</meta:editing-duration>
    <meta:editing-cycles>1</meta:editing-cycles>
    <meta:document-statistic meta:table-count="0" meta:image-count="0" meta:object-count="0" meta:page-count="1" meta:paragraph-count="22" meta:word-count="145" meta:character-count="699" meta:non-whitespace-character-count="586"/>
    <meta:generator>LibreOffice/4.3.3.2$Linux_X86_64 LibreOffice_project/430m0$Build-2</meta:generator>
  </office:meta>
</office:document-meta>
</file>